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ndale Mono" fo:font-size="13pt" fo:font-weight="bold" style:font-size-asian="13pt" style:font-weight-asian="bold" style:font-size-complex="13pt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5.75cm" svg:y="0cm" svg:width="9.5cm" svg:height="14.499cm" draw:z-index="0">
        <draw:text-box>
          <text:section text:style-name="Sect1" text:name="MasterLabel">
            <text:p text:style-name="P1"/>
            <text:p text:style-name="P1"><text:tab/><text:database-display text:table-name="Sheet1" text:table-type="table" text:column-name="category" text:database-name="parts">&lt;category&gt;</text:database-display><text:line-break/><text:tab/><text:database-display text:table-name="Sheet1" text:table-type="table" text:column-name="Description_1" text:database-name="parts">&lt;Description_1&gt;</text:database-display><text:line-break/><text:tab/><text:database-display text:table-name="Sheet1" text:table-type="table" text:column-name="Description_2" text:database-name="parts">&lt;Description_2&gt;</text:database-display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9.5cm" svg:height="14.499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aper-tray-name="Auto Select" style:print-orientation="portrait" fo:margin-top="0cm" fo:margin-bottom="0cm" fo:margin-left="5.75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3:45:44.496000000</meta:creation-date>
    <dc:date>2017-09-21T13:47:48.867000000</dc:date>
    <meta:editing-duration>PT2M4S</meta:editing-duration>
    <meta:editing-cycles>1</meta:editing-cycles>
    <meta:document-statistic meta:table-count="0" meta:image-count="0" meta:object-count="0" meta:page-count="1" meta:paragraph-count="1" meta:word-count="3" meta:character-count="45" meta:non-whitespace-character-count="40"/>
    <meta:generator>LibreOffice/5.2.0.4$Windows_X86_64 LibreOffice_project/066b007f5ebcc236395c7d282ba488bca6720265</meta:generator>
  </office:meta>
</office:document-meta>
</file>